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7db" officeooo:paragraph-rsid="000a7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erything written in Sass. No bootstrap.</text:p>
      <text:p text:style-name="P1">Responsive.</text:p>
      <text:p text:style-name="P1">Mixins and variables in separate file.</text:p>
      <text:p text:style-name="P1">Blob and square animations in separate files.</text:p>
      <text:p text:style-name="P1">Backgrounds in separate files.</text:p>
      <text:p text:style-name="P1">Sass for pages in separate files.</text:p>
      <text:p text:style-name="P1"/>
      <text:p text:style-name="P1">Bounce page transition using animate.css</text:p>
      <text:p text:style-name="P1"/>
      <text:p text:style-name="P1">All links and form fully function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0:16:42.685602316</meta:creation-date>
    <dc:date>2019-05-08T10:20:27.879480909</dc:date>
    <meta:editing-duration>PT3M47S</meta:editing-duration>
    <meta:editing-cycles>1</meta:editing-cycles>
    <meta:document-statistic meta:table-count="0" meta:image-count="0" meta:object-count="0" meta:page-count="1" meta:paragraph-count="8" meta:word-count="41" meta:character-count="275" meta:non-whitespace-character-count="241"/>
    <meta:generator>LibreOffice/6.0.7.3$Linux_X86_64 LibreOffice_project/00m0$Build-3</meta:generator>
  </office:meta>
</office:document-meta>
</file>